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ử dụng tiêu chuẩn All-DU-pat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-path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Biến r</text:p>
          </table:table-cell>
          <table:table-cell office:value-type="string" calcext:value-type="string">
            <text:p>4-5-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-5-6-9-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5-7-9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5-7-8-9-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5-7-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5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5-7-8-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-9-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-9-1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Exception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ến n</text:p>
          </table:table-cell>
          <table:table-cell office:value-type="string" calcext:value-type="string">
            <text:p>0-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1-2-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1-2-3-1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[]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-1-2-3-4-5-6-9-10-11-3-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1-2-3-4-5-7-9-10-11-3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]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0-1-2-3-4-5-7-8-9-10-11-3-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ến counter</text:p>
          </table:table-cell>
          <table:table-cell office:value-type="string" calcext:value-type="string">
            <text:p>2-3-4-5-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-3-4-5-6-9-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-3-4-5-6-9-10-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-8-9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7-8-9-10-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-9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-9-10-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-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-3-4-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ến <text:s/>array</text:p>
          </table:table-cell>
          <table:table-cell office:value-type="string" calcext:value-type="string">
            <text:p>1-2-3-1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-2-3-4-5-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-11-3-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-11-3-4-5-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12:32:38.636121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1:01:24.389589042</meta:creation-date>
    <dc:date>2019-09-28T13:10:34.260044832</dc:date>
    <meta:editing-duration>PT31M52S</meta:editing-duration>
    <meta:editing-cycles>2</meta:editing-cycles>
    <meta:generator>LibreOffice/6.0.7.3$Linux_X86_64 LibreOffice_project/00m0$Build-3</meta:generator>
    <meta:document-statistic meta:table-count="1" meta:cell-count="100" meta:object-count="0"/>
  </office:meta>
</office:document-meta>
</file>